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3.103" calcext:value-type="float">
            <text:p>43,103</text:p>
          </table:table-cell>
          <table:table-cell office:value-type="float" office:value="43.35" calcext:value-type="float">
            <text:p>43,35</text:p>
          </table:table-cell>
          <table:table-cell office:value-type="float" office:value="44.581" calcext:value-type="float">
            <text:p>44,58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379" calcext:value-type="float">
            <text:p>41,379</text:p>
          </table:table-cell>
          <table:table-cell table:number-columns-repeated="3"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2:.Y2])" office:value-type="float" office:value="41.7076666666667" calcext:value-type="float">
            <text:p>41,7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3.103" calcext:value-type="float">
            <text:p>43,103</text:p>
          </table:table-cell>
          <table:table-cell office:value-type="float" office:value="43.35" calcext:value-type="float">
            <text:p>43,35</text:p>
          </table:table-cell>
          <table:table-cell office:value-type="float" office:value="44.581" calcext:value-type="float">
            <text:p>44,58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379" calcext:value-type="float">
            <text:p>41,379</text:p>
          </table:table-cell>
          <table:table-cell table:number-columns-repeated="3"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3:.Y3])" office:value-type="float" office:value="41.7384583333333" calcext:value-type="float">
            <text:p>41,73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3.103" calcext:value-type="float">
            <text:p>43,103</text:p>
          </table:table-cell>
          <table:table-cell office:value-type="float" office:value="43.35" calcext:value-type="float">
            <text:p>43,35</text:p>
          </table:table-cell>
          <table:table-cell office:value-type="float" office:value="44.581" calcext:value-type="float">
            <text:p>44,58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133" calcext:value-type="float">
            <text:p>41,133</text:p>
          </table:table-cell>
          <table:table-cell table:number-columns-repeated="2" office:value-type="float" office:value="41.626" calcext:value-type="float">
            <text:p>41,626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4:.Y4])" office:value-type="float" office:value="41.70775" calcext:value-type="float">
            <text:p>41,7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103" calcext:value-type="float">
            <text:p>43,103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133" calcext:value-type="float">
            <text:p>41,133</text:p>
          </table:table-cell>
          <table:table-cell table:number-columns-repeated="2" office:value-type="float" office:value="41.626" calcext:value-type="float">
            <text:p>41,626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5:.Y5])" office:value-type="float" office:value="41.6564166666667" calcext:value-type="float">
            <text:p>41,6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103" calcext:value-type="float">
            <text:p>43,103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133" calcext:value-type="float">
            <text:p>41,133</text:p>
          </table:table-cell>
          <table:table-cell table:number-columns-repeated="2" office:value-type="float" office:value="41.626" calcext:value-type="float">
            <text:p>41,626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6:.Y6])" office:value-type="float" office:value="41.6564166666667" calcext:value-type="float">
            <text:p>41,6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103" calcext:value-type="float">
            <text:p>43,103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133" calcext:value-type="float">
            <text:p>41,133</text:p>
          </table:table-cell>
          <table:table-cell table:number-columns-repeated="2" office:value-type="float" office:value="41.626" calcext:value-type="float">
            <text:p>41,626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7:.Y7])" office:value-type="float" office:value="41.6769166666667" calcext:value-type="float">
            <text:p>41,67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103" calcext:value-type="float">
            <text:p>43,103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3" office:value-type="float" office:value="41.626" calcext:value-type="float">
            <text:p>41,626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8:.Y8])" office:value-type="float" office:value="41.7795833333333" calcext:value-type="float">
            <text:p>41,7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42.118" calcext:value-type="float">
            <text:p>42,118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379" calcext:value-type="float">
            <text:p>41,379</text:p>
          </table:table-cell>
          <table:table-cell office:value-type="float" office:value="42.118" calcext:value-type="float">
            <text:p>42,118</text:p>
          </table:table-cell>
          <table:table-cell office:value-type="float" office:value="43.103" calcext:value-type="float">
            <text:p>43,103</text:p>
          </table:table-cell>
          <table:table-cell office:value-type="float" office:value="43.35" calcext:value-type="float">
            <text:p>43,35</text:p>
          </table:table-cell>
          <table:table-cell office:value-type="float" office:value="44.581" calcext:value-type="float">
            <text:p>44,58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379" calcext:value-type="float">
            <text:p>41,379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3" office:value-type="float" office:value="41.626" calcext:value-type="float">
            <text:p>41,626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9:.Y9])" office:value-type="float" office:value="41.8719166666667" calcext:value-type="float">
            <text:p>41,87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42.118" calcext:value-type="float">
            <text:p>42,118</text:p>
          </table:table-cell>
          <table:table-cell office:value-type="float" office:value="40.394" calcext:value-type="float">
            <text:p>40,394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35" calcext:value-type="float">
            <text:p>43,35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626" calcext:value-type="float">
            <text:p>41,626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3"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10:.Y10])" office:value-type="float" office:value="41.7590416666667" calcext:value-type="float">
            <text:p>41,7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42.118" calcext:value-type="float">
            <text:p>42,118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35" calcext:value-type="float">
            <text:p>43,35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626" calcext:value-type="float">
            <text:p>41,626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11:.Y11])" office:value-type="float" office:value="41.7077916666667" calcext:value-type="float">
            <text:p>41,7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42.365" calcext:value-type="float">
            <text:p>42,36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0.148" calcext:value-type="float">
            <text:p>40,148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35" calcext:value-type="float">
            <text:p>43,35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626" calcext:value-type="float">
            <text:p>41,626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12:.Y12])" office:value-type="float" office:value="41.738625" calcext:value-type="float">
            <text:p>41,73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42.118" calcext:value-type="float">
            <text:p>42,118</text:p>
          </table:table-cell>
          <table:table-cell office:value-type="float" office:value="40.394" calcext:value-type="float">
            <text:p>40,394</text:p>
          </table:table-cell>
          <table:table-cell office:value-type="float" office:value="40.148" calcext:value-type="float">
            <text:p>40,148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611" calcext:value-type="float">
            <text:p>42,611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626" calcext:value-type="float">
            <text:p>41,626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13:.Y13])" office:value-type="float" office:value="41.6975416666667" calcext:value-type="float">
            <text:p>41,69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41.379" calcext:value-type="float">
            <text:p>41,379</text:p>
          </table:table-cell>
          <table:table-cell table:number-columns-repeated="2" office:value-type="float" office:value="40.148" calcext:value-type="float">
            <text:p>40,148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611" calcext:value-type="float">
            <text:p>42,611</text:p>
          </table:table-cell>
          <table:table-cell office:value-type="float" office:value="44.335" calcext:value-type="float">
            <text:p>44,335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626" calcext:value-type="float">
            <text:p>41,626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14:.Y14])" office:value-type="float" office:value="41.6565" calcext:value-type="float">
            <text:p>41,6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41.379" calcext:value-type="float">
            <text:p>41,379</text:p>
          </table:table-cell>
          <table:table-cell table:number-columns-repeated="2" office:value-type="float" office:value="40.148" calcext:value-type="float">
            <text:p>40,148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626" calcext:value-type="float">
            <text:p>41,626</text:p>
          </table:table-cell>
          <table:table-cell office:value-type="float" office:value="42.611" calcext:value-type="float">
            <text:p>42,61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4.089" calcext:value-type="float">
            <text:p>44,089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15:.Y15])" office:value-type="float" office:value="41.5949583333333" calcext:value-type="float">
            <text:p>41,59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0.887" calcext:value-type="float">
            <text:p>40,887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626" calcext:value-type="float">
            <text:p>41,626</text:p>
          </table:table-cell>
          <table:table-cell office:value-type="float" office:value="42.611" calcext:value-type="float">
            <text:p>42,61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4.089" calcext:value-type="float">
            <text:p>44,089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table:style-name="ce15" table:formula="of:=AVERAGE([.B16:.Y16])" office:value-type="float" office:value="41.6770833333333" calcext:value-type="float">
            <text:p>41,67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41.872" calcext:value-type="float">
            <text:p>41,872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611" calcext:value-type="float">
            <text:p>42,61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4.089" calcext:value-type="float">
            <text:p>44,089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17:.Y17])" office:value-type="float" office:value="41.6565" calcext:value-type="float">
            <text:p>41,6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611" calcext:value-type="float">
            <text:p>42,611</text:p>
          </table:table-cell>
          <table:table-cell office:value-type="float" office:value="42.365" calcext:value-type="float">
            <text:p>42,365</text:p>
          </table:table-cell>
          <table:table-cell office:value-type="float" office:value="44.089" calcext:value-type="float">
            <text:p>44,089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18:.Y18])" office:value-type="float" office:value="41.6872916666667" calcext:value-type="float">
            <text:p>41,68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42.365" calcext:value-type="float">
            <text:p>42,365</text:p>
          </table:table-cell>
          <table:table-cell office:value-type="float" office:value="42.118" calcext:value-type="float">
            <text:p>42,118</text:p>
          </table:table-cell>
          <table:table-cell table:number-columns-repeated="2" office:value-type="float" office:value="41.626" calcext:value-type="float">
            <text:p>41,626</text:p>
          </table:table-cell>
          <table:table-cell office:value-type="float" office:value="42.118" calcext:value-type="float">
            <text:p>42,118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611" calcext:value-type="float">
            <text:p>42,611</text:p>
          </table:table-cell>
          <table:table-cell office:value-type="float" office:value="44.089" calcext:value-type="float">
            <text:p>44,089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19:.Y19])" office:value-type="float" office:value="41.759125" calcext:value-type="float">
            <text:p>41,7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2" office:value-type="float" office:value="40.148" calcext:value-type="float">
            <text:p>40,148</text:p>
          </table:table-cell>
          <table:table-cell office:value-type="float" office:value="40.64" calcext:value-type="float">
            <text:p>40,64</text:p>
          </table:table-cell>
          <table:table-cell office:value-type="float" office:value="41.379" calcext:value-type="float">
            <text:p>41,379</text:p>
          </table:table-cell>
          <table:table-cell office:value-type="float" office:value="42.365" calcext:value-type="float">
            <text:p>42,365</text:p>
          </table:table-cell>
          <table:table-cell office:value-type="float" office:value="43.842" calcext:value-type="float">
            <text:p>43,842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20:.Y20])" office:value-type="float" office:value="41.4512083333333" calcext:value-type="float">
            <text:p>41,4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2" office:value-type="float" office:value="40.148" calcext:value-type="float">
            <text:p>40,148</text:p>
          </table:table-cell>
          <table:table-cell office:value-type="float" office:value="40.64" calcext:value-type="float">
            <text:p>40,64</text:p>
          </table:table-cell>
          <table:table-cell office:value-type="float" office:value="41.379" calcext:value-type="float">
            <text:p>41,379</text:p>
          </table:table-cell>
          <table:table-cell office:value-type="float" office:value="42.365" calcext:value-type="float">
            <text:p>42,365</text:p>
          </table:table-cell>
          <table:table-cell office:value-type="float" office:value="43.842" calcext:value-type="float">
            <text:p>43,842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21:.Y21])" office:value-type="float" office:value="41.4512083333333" calcext:value-type="float">
            <text:p>41,4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133" calcext:value-type="float">
            <text:p>41,13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3.103" calcext:value-type="float">
            <text:p>43,103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22:.Y22])" office:value-type="float" office:value="41.27675" calcext:value-type="float">
            <text:p>41,27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379" calcext:value-type="float">
            <text:p>41,379</text:p>
          </table:table-cell>
          <table:table-cell table:number-columns-repeated="2" office:value-type="float" office:value="39.901" calcext:value-type="float">
            <text:p>39,901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365" calcext:value-type="float">
            <text:p>42,365</text:p>
          </table:table-cell>
          <table:table-cell office:value-type="float" office:value="43.103" calcext:value-type="float">
            <text:p>43,103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23:.Y23])" office:value-type="float" office:value="41.3895833333333" calcext:value-type="float">
            <text:p>41,39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379" calcext:value-type="float">
            <text:p>41,379</text:p>
          </table:table-cell>
          <table:table-cell table:number-columns-repeated="2" office:value-type="float" office:value="39.901" calcext:value-type="float">
            <text:p>39,901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365" calcext:value-type="float">
            <text:p>42,365</text:p>
          </table:table-cell>
          <table:table-cell office:value-type="float" office:value="43.103" calcext:value-type="float">
            <text:p>43,103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3.35" calcext:value-type="float">
            <text:p>43,35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table:number-columns-repeated="2"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table:style-name="ce15" table:formula="of:=AVERAGE([.B24:.Y24])" office:value-type="float" office:value="41.440875" calcext:value-type="float">
            <text:p>41,44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number-columns-repeated="2" office:value-type="float" office:value="40.887" calcext:value-type="float">
            <text:p>40,887</text:p>
          </table:table-cell>
          <table:table-cell table:number-columns-repeated="2" office:value-type="float" office:value="39.901" calcext:value-type="float">
            <text:p>39,901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118" calcext:value-type="float">
            <text:p>42,118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table:style-name="ce15" table:formula="of:=AVERAGE([.B25:.Y25])" office:value-type="float" office:value="41.0815833333333" calcext:value-type="float">
            <text:p>41,08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394" calcext:value-type="float">
            <text:p>40,394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365" calcext:value-type="float">
            <text:p>42,365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table:style-name="ce15" table:formula="of:=AVERAGE([.B26:.Y26])" office:value-type="float" office:value="41.1329166666667" calcext:value-type="float">
            <text:p>41,13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365" calcext:value-type="float">
            <text:p>42,365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table:number-columns-repeated="2"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table:style-name="ce15" table:formula="of:=AVERAGE([.B27:.Y27])" office:value-type="float" office:value="41.0919166666667" calcext:value-type="float">
            <text:p>41,0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41.379" calcext:value-type="float">
            <text:p>41,379</text:p>
          </table:table-cell>
          <table:table-cell table:number-columns-repeated="2" office:value-type="float" office:value="40.887" calcext:value-type="float">
            <text:p>40,887</text:p>
          </table:table-cell>
          <table:table-cell office:value-type="float" office:value="40.394" calcext:value-type="float">
            <text:p>40,394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626" calcext:value-type="float">
            <text:p>41,626</text:p>
          </table:table-cell>
          <table:table-cell office:value-type="float" office:value="42.365" calcext:value-type="float">
            <text:p>42,365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table:number-columns-repeated="3" office:value-type="float" office:value="41.133" calcext:value-type="float">
            <text:p>41,133</text:p>
          </table:table-cell>
          <table:table-cell table:style-name="ce15" table:formula="of:=AVERAGE([.B28:.Y28])" office:value-type="float" office:value="41.16375" calcext:value-type="float">
            <text:p>41,1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41.626" calcext:value-type="float">
            <text:p>41,626</text:p>
          </table:table-cell>
          <table:table-cell table:number-columns-repeated="2" office:value-type="float" office:value="40.64" calcext:value-type="float">
            <text:p>40,64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64" calcext:value-type="float">
            <text:p>40,64</text:p>
          </table:table-cell>
          <table:table-cell office:value-type="float" office:value="41.133" calcext:value-type="float">
            <text:p>41,13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table:number-columns-repeated="3" office:value-type="float" office:value="41.133" calcext:value-type="float">
            <text:p>41,133</text:p>
          </table:table-cell>
          <table:table-cell table:style-name="ce15" table:formula="of:=AVERAGE([.B29:.Y29])" office:value-type="float" office:value="41.0713333333333" calcext:value-type="float">
            <text:p>41,07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394" calcext:value-type="float">
            <text:p>40,394</text:p>
          </table:table-cell>
          <table:table-cell office:value-type="float" office:value="40.64" calcext:value-type="float">
            <text:p>40,64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626" calcext:value-type="float">
            <text:p>41,626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133" calcext:value-type="float">
            <text:p>41,133</text:p>
          </table:table-cell>
          <table:table-cell office:value-type="float" office:value="40.64" calcext:value-type="float">
            <text:p>40,64</text:p>
          </table:table-cell>
          <table:table-cell table:number-columns-repeated="4" office:value-type="float" office:value="40.394" calcext:value-type="float">
            <text:p>40,394</text:p>
          </table:table-cell>
          <table:table-cell office:value-type="float" office:value="42.611" calcext:value-type="float">
            <text:p>42,611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table:number-columns-repeated="4" office:value-type="float" office:value="40.394" calcext:value-type="float">
            <text:p>40,394</text:p>
          </table:table-cell>
          <table:table-cell table:number-columns-repeated="3" office:value-type="float" office:value="40.887" calcext:value-type="float">
            <text:p>40,887</text:p>
          </table:table-cell>
          <table:table-cell table:style-name="ce15" table:formula="of:=AVERAGE([.B30:.Y30])" office:value-type="float" office:value="40.8559166666667" calcext:value-type="float">
            <text:p>40,8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40.64" calcext:value-type="float">
            <text:p>40,64</text:p>
          </table:table-cell>
          <table:table-cell table:number-columns-repeated="2" office:value-type="float" office:value="40.394" calcext:value-type="float">
            <text:p>40,394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394" calcext:value-type="float">
            <text:p>40,394</text:p>
          </table:table-cell>
          <table:table-cell office:value-type="float" office:value="41.379" calcext:value-type="float">
            <text:p>41,379</text:p>
          </table:table-cell>
          <table:table-cell office:value-type="float" office:value="42.118" calcext:value-type="float">
            <text:p>42,118</text:p>
          </table:table-cell>
          <table:table-cell office:value-type="float" office:value="42.611" calcext:value-type="float">
            <text:p>42,611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40.64" calcext:value-type="float">
            <text:p>40,64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7" office:value-type="float" office:value="40.64" calcext:value-type="float">
            <text:p>40,64</text:p>
          </table:table-cell>
          <table:table-cell table:style-name="ce15" table:formula="of:=AVERAGE([.B31:.Y31])" office:value-type="float" office:value="40.9480416666667" calcext:value-type="float">
            <text:p>40,94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number-columns-repeated="2" office:value-type="float" office:value="40.887" calcext:value-type="float">
            <text:p>40,887</text:p>
          </table:table-cell>
          <table:table-cell office:value-type="float" office:value="41.133" calcext:value-type="float">
            <text:p>41,133</text:p>
          </table:table-cell>
          <table:table-cell office:value-type="float" office:value="40.394" calcext:value-type="float">
            <text:p>40,394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2.611" calcext:value-type="float">
            <text:p>42,611</text:p>
          </table:table-cell>
          <table:table-cell office:value-type="float" office:value="43.103" calcext:value-type="float">
            <text:p>43,10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7" office:value-type="float" office:value="40.64" calcext:value-type="float">
            <text:p>40,64</text:p>
          </table:table-cell>
          <table:table-cell table:style-name="ce15" table:formula="of:=AVERAGE([.B32:.Y32])" office:value-type="float" office:value="41.2457916666667" calcext:value-type="float">
            <text:p>41,24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40.887" calcext:value-type="float">
            <text:p>40,887</text:p>
          </table:table-cell>
          <table:table-cell office:value-type="float" office:value="40.394" calcext:value-type="float">
            <text:p>40,394</text:p>
          </table:table-cell>
          <table:table-cell office:value-type="float" office:value="41.133" calcext:value-type="float">
            <text:p>41,133</text:p>
          </table:table-cell>
          <table:table-cell office:value-type="float" office:value="40.887" calcext:value-type="float">
            <text:p>40,887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626" calcext:value-type="float">
            <text:p>41,626</text:p>
          </table:table-cell>
          <table:table-cell office:value-type="float" office:value="42.611" calcext:value-type="float">
            <text:p>42,611</text:p>
          </table:table-cell>
          <table:table-cell office:value-type="float" office:value="43.103" calcext:value-type="float">
            <text:p>43,103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38.67" calcext:value-type="float">
            <text:p>38,67</text:p>
          </table:table-cell>
          <table:table-cell table:number-columns-repeated="3" office:value-type="float" office:value="40.64" calcext:value-type="float">
            <text:p>40,64</text:p>
          </table:table-cell>
          <table:table-cell table:style-name="ce15" table:formula="of:=AVERAGE([.B33:.Y33])" office:value-type="float" office:value="40.9174583333333" calcext:value-type="float">
            <text:p>40,91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40.887" calcext:value-type="float">
            <text:p>40,887</text:p>
          </table:table-cell>
          <table:table-cell office:value-type="float" office:value="40.394" calcext:value-type="float">
            <text:p>40,394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394" calcext:value-type="float">
            <text:p>40,394</text:p>
          </table:table-cell>
          <table:table-cell office:value-type="float" office:value="40.64" calcext:value-type="float">
            <text:p>40,64</text:p>
          </table:table-cell>
          <table:table-cell office:value-type="float" office:value="41.626" calcext:value-type="float">
            <text:p>41,626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38.67" calcext:value-type="float">
            <text:p>38,67</text:p>
          </table:table-cell>
          <table:table-cell table:number-columns-repeated="3" office:value-type="float" office:value="40.64" calcext:value-type="float">
            <text:p>40,64</text:p>
          </table:table-cell>
          <table:table-cell table:style-name="ce15" table:formula="of:=AVERAGE([.B34:.Y34])" office:value-type="float" office:value="40.7224583333333" calcext:value-type="float">
            <text:p>40,7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40.394" calcext:value-type="float">
            <text:p>40,394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64" calcext:value-type="float">
            <text:p>40,64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office:value-type="float" office:value="41.379" calcext:value-type="float">
            <text:p>41,379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table:number-columns-repeated="4" office:value-type="float" office:value="38.67" calcext:value-type="float">
            <text:p>38,67</text:p>
          </table:table-cell>
          <table:table-cell table:number-columns-repeated="3" office:value-type="float" office:value="40.64" calcext:value-type="float">
            <text:p>40,64</text:p>
          </table:table-cell>
          <table:table-cell table:style-name="ce15" table:formula="of:=AVERAGE([.B35:.Y35])" office:value-type="float" office:value="40.61975" calcext:value-type="float">
            <text:p>40,62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office:value-type="float" office:value="41.379" calcext:value-type="float">
            <text:p>41,379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41.133" calcext:value-type="float">
            <text:p>41,133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133" calcext:value-type="float">
            <text:p>41,133</text:p>
          </table:table-cell>
          <table:table-cell table:number-columns-repeated="7" office:value-type="float" office:value="38.916" calcext:value-type="float">
            <text:p>38,916</text:p>
          </table:table-cell>
          <table:table-cell table:style-name="ce15" table:formula="of:=AVERAGE([.B36:.Y36])" office:value-type="float" office:value="40.4042083333333" calcext:value-type="float">
            <text:p>40,4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409" calcext:value-type="float">
            <text:p>39,409</text:p>
          </table:table-cell>
          <table:table-cell table:number-columns-repeated="2" office:value-type="float" office:value="37.931" calcext:value-type="float">
            <text:p>37,931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38.916" calcext:value-type="float">
            <text:p>38,91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901" calcext:value-type="float">
            <text:p>39,901</text:p>
          </table:table-cell>
          <table:table-cell table:number-columns-repeated="8" office:value-type="float" office:value="38.916" calcext:value-type="float">
            <text:p>38,916</text:p>
          </table:table-cell>
          <table:table-cell table:style-name="ce15" table:formula="of:=AVERAGE([.B37:.Y37])" office:value-type="float" office:value="39.2136666666666" calcext:value-type="float">
            <text:p>39,21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number-columns-repeated="2" office:value-type="float" office:value="37.438" calcext:value-type="float">
            <text:p>37,438</text:p>
          </table:table-cell>
          <table:table-cell table:number-columns-repeated="2" office:value-type="float" office:value="37.931" calcext:value-type="float">
            <text:p>37,931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379" calcext:value-type="float">
            <text:p>41,379</text:p>
          </table:table-cell>
          <table:table-cell table:number-columns-repeated="4" office:value-type="float" office:value="38.916" calcext:value-type="float">
            <text:p>38,91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901" calcext:value-type="float">
            <text:p>39,901</text:p>
          </table:table-cell>
          <table:table-cell table:number-columns-repeated="8" office:value-type="float" office:value="38.916" calcext:value-type="float">
            <text:p>38,916</text:p>
          </table:table-cell>
          <table:table-cell table:style-name="ce15" table:formula="of:=AVERAGE([.B38:.Y38])" office:value-type="float" office:value="39.0391666666666" calcext:value-type="float">
            <text:p>39,03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37.931" calcext:value-type="float">
            <text:p>37,931</text:p>
          </table:table-cell>
          <table:table-cell office:value-type="float" office:value="37.685" calcext:value-type="float">
            <text:p>37,685</text:p>
          </table:table-cell>
          <table:table-cell table:number-columns-repeated="4" office:value-type="float" office:value="38.424" calcext:value-type="float">
            <text:p>38,424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148" calcext:value-type="float">
            <text:p>40,148</text:p>
          </table:table-cell>
          <table:table-cell office:value-type="float" office:value="42.611" calcext:value-type="float">
            <text:p>42,611</text:p>
          </table:table-cell>
          <table:table-cell office:value-type="float" office:value="42.118" calcext:value-type="float">
            <text:p>42,118</text:p>
          </table:table-cell>
          <table:table-cell table:number-columns-repeated="4" office:value-type="float" office:value="39.655" calcext:value-type="float">
            <text:p>39,655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64" calcext:value-type="float">
            <text:p>40,64</text:p>
          </table:table-cell>
          <table:table-cell table:number-columns-repeated="8" office:value-type="float" office:value="39.655" calcext:value-type="float">
            <text:p>39,655</text:p>
          </table:table-cell>
          <table:table-cell table:style-name="ce15" table:formula="of:=AVERAGE([.B39:.Y39])" office:value-type="float" office:value="39.644875" calcext:value-type="float">
            <text:p>39,6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37.931" calcext:value-type="float">
            <text:p>37,931</text:p>
          </table:table-cell>
          <table:table-cell office:value-type="float" office:value="37.685" calcext:value-type="float">
            <text:p>37,685</text:p>
          </table:table-cell>
          <table:table-cell table:number-columns-repeated="4" office:value-type="float" office:value="38.424" calcext:value-type="float">
            <text:p>38,424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office:value-type="float" office:value="39.901" calcext:value-type="float">
            <text:p>39,901</text:p>
          </table:table-cell>
          <table:table-cell table:number-columns-repeated="4" office:value-type="float" office:value="39.655" calcext:value-type="float">
            <text:p>39,655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64" calcext:value-type="float">
            <text:p>40,64</text:p>
          </table:table-cell>
          <table:table-cell table:number-columns-repeated="8" office:value-type="float" office:value="39.655" calcext:value-type="float">
            <text:p>39,655</text:p>
          </table:table-cell>
          <table:table-cell table:style-name="ce15" table:formula="of:=AVERAGE([.B40:.Y40])" office:value-type="float" office:value="39.460125" calcext:value-type="float">
            <text:p>39,4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38.177" calcext:value-type="float">
            <text:p>38,177</text:p>
          </table:table-cell>
          <table:table-cell office:value-type="float" office:value="37.931" calcext:value-type="float">
            <text:p>37,931</text:p>
          </table:table-cell>
          <table:table-cell table:number-columns-repeated="3" office:value-type="float" office:value="38.67" calcext:value-type="float">
            <text:p>38,6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64" calcext:value-type="float">
            <text:p>40,64</text:p>
          </table:table-cell>
          <table:table-cell office:value-type="float" office:value="40.394" calcext:value-type="float">
            <text:p>40,394</text:p>
          </table:table-cell>
          <table:table-cell office:value-type="float" office:value="39.901" calcext:value-type="float">
            <text:p>39,901</text:p>
          </table:table-cell>
          <table:table-cell table:number-columns-repeated="4" office:value-type="float" office:value="39.655" calcext:value-type="float">
            <text:p>39,655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64" calcext:value-type="float">
            <text:p>40,64</text:p>
          </table:table-cell>
          <table:table-cell table:number-columns-repeated="8" office:value-type="float" office:value="38.67" calcext:value-type="float">
            <text:p>38,67</text:p>
          </table:table-cell>
          <table:table-cell table:style-name="ce15" table:formula="of:=AVERAGE([.B41:.Y41])" office:value-type="float" office:value="39.2445416666667" calcext:value-type="float">
            <text:p>39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37.685" calcext:value-type="float">
            <text:p>37,685</text:p>
          </table:table-cell>
          <table:table-cell office:value-type="float" office:value="36.453" calcext:value-type="float">
            <text:p>36,453</text:p>
          </table:table-cell>
          <table:table-cell table:number-columns-repeated="3" office:value-type="float" office:value="37.192" calcext:value-type="float">
            <text:p>37,192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424" calcext:value-type="float">
            <text:p>38,424</text:p>
          </table:table-cell>
          <table:table-cell office:value-type="float" office:value="37.931" calcext:value-type="float">
            <text:p>37,931</text:p>
          </table:table-cell>
          <table:table-cell office:value-type="float" office:value="37.685" calcext:value-type="float">
            <text:p>37,685</text:p>
          </table:table-cell>
          <table:table-cell office:value-type="float" office:value="37.192" calcext:value-type="float">
            <text:p>37,192</text:p>
          </table:table-cell>
          <table:table-cell table:number-columns-repeated="4" office:value-type="float" office:value="36.946" calcext:value-type="float">
            <text:p>36,94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7.931" calcext:value-type="float">
            <text:p>37,931</text:p>
          </table:table-cell>
          <table:table-cell table:number-columns-repeated="8" office:value-type="float" office:value="38.67" calcext:value-type="float">
            <text:p>38,67</text:p>
          </table:table-cell>
          <table:table-cell table:style-name="ce15" table:formula="of:=AVERAGE([.B42:.Y42])" office:value-type="float" office:value="37.8284583333333" calcext:value-type="float">
            <text:p>37,8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36.7" calcext:value-type="float">
            <text:p>36,7</text:p>
          </table:table-cell>
          <table:table-cell office:value-type="float" office:value="35.468" calcext:value-type="float">
            <text:p>35,468</text:p>
          </table:table-cell>
          <table:table-cell table:number-columns-repeated="3" office:value-type="float" office:value="36.207" calcext:value-type="float">
            <text:p>36,207</text:p>
          </table:table-cell>
          <table:table-cell office:value-type="float" office:value="35.714" calcext:value-type="float">
            <text:p>35,714</text:p>
          </table:table-cell>
          <table:table-cell office:value-type="float" office:value="36.7" calcext:value-type="float">
            <text:p>36,7</text:p>
          </table:table-cell>
          <table:table-cell office:value-type="float" office:value="37.192" calcext:value-type="float">
            <text:p>37,192</text:p>
          </table:table-cell>
          <table:table-cell office:value-type="float" office:value="37.685" calcext:value-type="float">
            <text:p>37,685</text:p>
          </table:table-cell>
          <table:table-cell office:value-type="float" office:value="36.453" calcext:value-type="float">
            <text:p>36,453</text:p>
          </table:table-cell>
          <table:table-cell table:number-columns-repeated="4" office:value-type="float" office:value="36.207" calcext:value-type="float">
            <text:p>36,207</text:p>
          </table:table-cell>
          <table:table-cell office:value-type="float" office:value="37.685" calcext:value-type="float">
            <text:p>37,685</text:p>
          </table:table-cell>
          <table:table-cell office:value-type="float" office:value="37.192" calcext:value-type="float">
            <text:p>37,192</text:p>
          </table:table-cell>
          <table:table-cell table:number-columns-repeated="8" office:value-type="float" office:value="37.931" calcext:value-type="float">
            <text:p>37,931</text:p>
          </table:table-cell>
          <table:table-cell table:style-name="ce15" table:formula="of:=AVERAGE([.B43:.Y43])" office:value-type="float" office:value="36.9869166666667" calcext:value-type="float">
            <text:p>36,98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office:value-type="float" office:value="35.961" calcext:value-type="float">
            <text:p>35,961</text:p>
          </table:table-cell>
          <table:table-cell table:number-columns-repeated="5" office:value-type="float" office:value="34.483" calcext:value-type="float">
            <text:p>34,483</text:p>
          </table:table-cell>
          <table:table-cell office:value-type="float" office:value="35.468" calcext:value-type="float">
            <text:p>35,468</text:p>
          </table:table-cell>
          <table:table-cell office:value-type="float" office:value="35.961" calcext:value-type="float">
            <text:p>35,961</text:p>
          </table:table-cell>
          <table:table-cell office:value-type="float" office:value="36.453" calcext:value-type="float">
            <text:p>36,453</text:p>
          </table:table-cell>
          <table:table-cell office:value-type="float" office:value="35.222" calcext:value-type="float">
            <text:p>35,222</text:p>
          </table:table-cell>
          <table:table-cell table:number-columns-repeated="4" office:value-type="float" office:value="34.975" calcext:value-type="float">
            <text:p>34,975</text:p>
          </table:table-cell>
          <table:table-cell office:value-type="float" office:value="35.714" calcext:value-type="float">
            <text:p>35,714</text:p>
          </table:table-cell>
          <table:table-cell office:value-type="float" office:value="35.961" calcext:value-type="float">
            <text:p>35,961</text:p>
          </table:table-cell>
          <table:table-cell table:number-columns-repeated="8" office:value-type="float" office:value="36.7" calcext:value-type="float">
            <text:p>36,7</text:p>
          </table:table-cell>
          <table:table-cell table:style-name="ce15" table:formula="of:=AVERAGE([.B44:.Y44])" office:value-type="float" office:value="35.6939583333333" calcext:value-type="float">
            <text:p>35,6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office:value-type="float" office:value="34.729" calcext:value-type="float">
            <text:p>34,729</text:p>
          </table:table-cell>
          <table:table-cell table:number-columns-repeated="5" office:value-type="float" office:value="34.483" calcext:value-type="float">
            <text:p>34,483</text:p>
          </table:table-cell>
          <table:table-cell office:value-type="float" office:value="35.468" calcext:value-type="float">
            <text:p>35,468</text:p>
          </table:table-cell>
          <table:table-cell office:value-type="float" office:value="35.961" calcext:value-type="float">
            <text:p>35,961</text:p>
          </table:table-cell>
          <table:table-cell office:value-type="float" office:value="36.453" calcext:value-type="float">
            <text:p>36,453</text:p>
          </table:table-cell>
          <table:table-cell office:value-type="float" office:value="35.468" calcext:value-type="float">
            <text:p>35,468</text:p>
          </table:table-cell>
          <table:table-cell table:number-columns-repeated="4" office:value-type="float" office:value="34.975" calcext:value-type="float">
            <text:p>34,975</text:p>
          </table:table-cell>
          <table:table-cell office:value-type="float" office:value="35.714" calcext:value-type="float">
            <text:p>35,714</text:p>
          </table:table-cell>
          <table:table-cell table:number-columns-repeated="9" office:value-type="float" office:value="35.961" calcext:value-type="float">
            <text:p>35,961</text:p>
          </table:table-cell>
          <table:table-cell table:style-name="ce15" table:formula="of:=AVERAGE([.B45:.Y45])" office:value-type="float" office:value="35.4065416666667" calcext:value-type="float">
            <text:p>35,4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office:value-type="float" office:value="34.729" calcext:value-type="float">
            <text:p>34,729</text:p>
          </table:table-cell>
          <table:table-cell table:number-columns-repeated="5" office:value-type="float" office:value="34.483" calcext:value-type="float">
            <text:p>34,483</text:p>
          </table:table-cell>
          <table:table-cell office:value-type="float" office:value="34.729" calcext:value-type="float">
            <text:p>34,729</text:p>
          </table:table-cell>
          <table:table-cell office:value-type="float" office:value="35.222" calcext:value-type="float">
            <text:p>35,222</text:p>
          </table:table-cell>
          <table:table-cell office:value-type="float" office:value="35.714" calcext:value-type="float">
            <text:p>35,714</text:p>
          </table:table-cell>
          <table:table-cell office:value-type="float" office:value="35.222" calcext:value-type="float">
            <text:p>35,222</text:p>
          </table:table-cell>
          <table:table-cell table:number-columns-repeated="4" office:value-type="float" office:value="34.975" calcext:value-type="float">
            <text:p>34,975</text:p>
          </table:table-cell>
          <table:table-cell table:number-columns-repeated="10" office:value-type="float" office:value="35.961" calcext:value-type="float">
            <text:p>35,961</text:p>
          </table:table-cell>
          <table:table-cell table:style-name="ce15" table:formula="of:=AVERAGE([.B46:.Y46])" office:value-type="float" office:value="35.3142083333333" calcext:value-type="float">
            <text:p>35,31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6" office:value-type="float" office:value="34.975" calcext:value-type="float">
            <text:p>34,975</text:p>
          </table:table-cell>
          <table:table-cell office:value-type="float" office:value="34.729" calcext:value-type="float">
            <text:p>34,729</text:p>
          </table:table-cell>
          <table:table-cell table:number-columns-repeated="3" office:value-type="float" office:value="35.222" calcext:value-type="float">
            <text:p>35,222</text:p>
          </table:table-cell>
          <table:table-cell table:number-columns-repeated="4" office:value-type="float" office:value="34.975" calcext:value-type="float">
            <text:p>34,975</text:p>
          </table:table-cell>
          <table:table-cell table:number-columns-repeated="10" office:value-type="float" office:value="35.961" calcext:value-type="float">
            <text:p>35,961</text:p>
          </table:table-cell>
          <table:table-cell table:style-name="ce15" table:formula="of:=AVERAGE([.B47:.Y47])" office:value-type="float" office:value="35.4064583333333" calcext:value-type="float">
            <text:p>35,4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7" office:value-type="float" office:value="34.975" calcext:value-type="float">
            <text:p>34,975</text:p>
          </table:table-cell>
          <table:table-cell table:number-columns-repeated="3" office:value-type="float" office:value="35.222" calcext:value-type="float">
            <text:p>35,222</text:p>
          </table:table-cell>
          <table:table-cell table:number-columns-repeated="4" office:value-type="float" office:value="34.975" calcext:value-type="float">
            <text:p>34,975</text:p>
          </table:table-cell>
          <table:table-cell table:number-columns-repeated="10" office:value-type="float" office:value="36.207" calcext:value-type="float">
            <text:p>36,207</text:p>
          </table:table-cell>
          <table:table-cell table:style-name="ce15" table:formula="of:=AVERAGE([.B48:.Y48])" office:value-type="float" office:value="35.5192083333333" calcext:value-type="float">
            <text:p>35,51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36.207" calcext:value-type="float">
            <text:p>36,207</text:p>
          </table:table-cell>
          <table:table-cell table:style-name="ce15" table:formula="of:=AVERAGE([.B49:.Y49])" office:value-type="float" office:value="36.207" calcext:value-type="float">
            <text:p>36,2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36.207" calcext:value-type="float">
            <text:p>36,207</text:p>
          </table:table-cell>
          <table:table-cell table:style-name="ce15" table:formula="of:=AVERAGE([.B50:.Y50])" office:value-type="float" office:value="36.207" calcext:value-type="float">
            <text:p>36,2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36.207" calcext:value-type="float">
            <text:p>36,207</text:p>
          </table:table-cell>
          <table:table-cell table:style-name="ce15" table:formula="of:=AVERAGE([.B51:.Y51])" office:value-type="float" office:value="36.207" calcext:value-type="float">
            <text:p>36,2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40" calcext:value-type="float">
            <text:p>40,000</text:p>
          </table:table-cell>
          <table:table-cell table:style-name="ce15" table:formula="of:=AVERAGE([.C2:.C51])" office:value-type="float" office:value="39.27088" calcext:value-type="float">
            <text:p>39,271</text:p>
          </table:table-cell>
          <table:table-cell table:style-name="ce15" table:formula="of:=AVERAGE([.D2:.D51])" office:value-type="float" office:value="39.08374" calcext:value-type="float">
            <text:p>39,084</text:p>
          </table:table-cell>
          <table:table-cell table:style-name="ce15" table:formula="of:=AVERAGE([.E2:.E51])" office:value-type="float" office:value="39.34974" calcext:value-type="float">
            <text:p>39,350</text:p>
          </table:table-cell>
          <table:table-cell table:style-name="ce15" table:formula="of:=AVERAGE([.F2:.F51])" office:value-type="float" office:value="39.87194" calcext:value-type="float">
            <text:p>39,872</text:p>
          </table:table-cell>
          <table:table-cell table:style-name="ce15" table:formula="of:=AVERAGE([.G2:.G51])" office:value-type="float" office:value="40.42852" calcext:value-type="float">
            <text:p>40,429</text:p>
          </table:table-cell>
          <table:table-cell table:style-name="ce15" table:formula="of:=AVERAGE([.H2:.H51])" office:value-type="float" office:value="40.90162" calcext:value-type="float">
            <text:p>40,902</text:p>
          </table:table-cell>
          <table:table-cell table:style-name="ce15" table:formula="of:=AVERAGE([.I2:.I51])" office:value-type="float" office:value="41.76352" calcext:value-type="float">
            <text:p>41,764</text:p>
          </table:table-cell>
          <table:table-cell table:style-name="ce15" table:formula="of:=AVERAGE([.J2:.J51])" office:value-type="float" office:value="40.744" calcext:value-type="float">
            <text:p>40,744</text:p>
          </table:table-cell>
          <table:table-cell table:style-name="ce15" table:formula="of:=AVERAGE([.K2:.K51])" office:value-type="float" office:value="40.26106" calcext:value-type="float">
            <text:p>40,261</text:p>
          </table:table-cell>
          <table:table-cell table:style-name="ce15" table:formula="of:=AVERAGE([.L2:.L51])" office:value-type="float" office:value="39.82744" calcext:value-type="float">
            <text:p>39,827</text:p>
          </table:table-cell>
          <table:table-cell table:style-name="ce15" table:formula="of:=AVERAGE([.M2:.M51])" office:value-type="float" office:value="39.82744" calcext:value-type="float">
            <text:p>39,827</text:p>
          </table:table-cell>
          <table:table-cell table:style-name="ce15" table:formula="of:=AVERAGE([.N2:.N51])" office:value-type="float" office:value="39.78808" calcext:value-type="float">
            <text:p>39,788</text:p>
          </table:table-cell>
          <table:table-cell table:style-name="ce15" table:formula="of:=AVERAGE([.O2:.O51])" office:value-type="float" office:value="39.78808" calcext:value-type="float">
            <text:p>39,788</text:p>
          </table:table-cell>
          <table:table-cell table:style-name="ce15" table:formula="of:=AVERAGE([.P2:.P51])" office:value-type="float" office:value="41.55668" calcext:value-type="float">
            <text:p>41,557</text:p>
          </table:table-cell>
          <table:table-cell table:style-name="ce15" table:formula="of:=AVERAGE([.Q2:.Q51])" office:value-type="float" office:value="40.7982" calcext:value-type="float">
            <text:p>40,798</text:p>
          </table:table-cell>
          <table:table-cell table:style-name="ce15" table:formula="of:=AVERAGE([.R2:.R51])" office:value-type="float" office:value="40.11834" calcext:value-type="float">
            <text:p>40,118</text:p>
          </table:table-cell>
          <table:table-cell table:style-name="ce15" table:formula="of:=AVERAGE([.S2:.S51])" office:value-type="float" office:value="39.72414" calcext:value-type="float">
            <text:p>39,724</text:p>
          </table:table-cell>
          <table:table-cell table:style-name="ce15" table:formula="of:=AVERAGE([.T2:.T51])" office:value-type="float" office:value="39.71926" calcext:value-type="float">
            <text:p>39,719</text:p>
          </table:table-cell>
          <table:table-cell table:style-name="ce15" table:formula="of:=AVERAGE([.U2:.U51])" office:value-type="float" office:value="39.77842" calcext:value-type="float">
            <text:p>39,778</text:p>
          </table:table-cell>
          <table:table-cell table:style-name="ce15" table:formula="of:=AVERAGE([.V2:.V51])" office:value-type="float" office:value="39.77842" calcext:value-type="float">
            <text:p>39,778</text:p>
          </table:table-cell>
          <table:table-cell table:style-name="ce15" table:formula="of:=AVERAGE([.W2:.W51])" office:value-type="float" office:value="40.19702" calcext:value-type="float">
            <text:p>40,197</text:p>
          </table:table-cell>
          <table:table-cell table:style-name="ce15" table:formula="of:=AVERAGE([.X2:.X51])" office:value-type="float" office:value="40.3054" calcext:value-type="float">
            <text:p>40,305</text:p>
          </table:table-cell>
          <table:table-cell table:style-name="ce15" table:formula="of:=AVERAGE([.Y2:.Y51])" office:value-type="float" office:value="40.17732" calcext:value-type="float">
            <text:p>40,177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4.581" calcext:value-type="float">
            <text:p>44,581</text:p>
          </table:table-cell>
          <table:table-cell table:style-name="ce24" table:formula="of:=MIN([.B2:.Y51])" office:value-type="float" office:value="34.483" calcext:value-type="float">
            <text:p>34,483</text:p>
          </table:table-cell>
          <table:table-cell table:style-name="ce24" table:formula="of:=AVERAGE([.B2:.Y51])" office:value-type="float" office:value="40.1274691666669" calcext:value-type="float">
            <text:p>40,127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41.8719166666667" calcext:value-type="float">
            <text:p>41,872</text:p>
          </table:table-cell>
          <table:table-cell table:style-name="ce24" table:formula="of:=MIN([.Z2:.Z51])" office:value-type="float" office:value="35.3142083333333" calcext:value-type="float">
            <text:p>35,314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41.76352" calcext:value-type="float">
            <text:p>41,764</text:p>
          </table:table-cell>
          <table:table-cell table:style-name="ce24" table:formula="of:=MIN([.B52:.Y52])" office:value-type="float" office:value="39.08374" calcext:value-type="float">
            <text:p>39,084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31:35.92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M22S</meta:editing-duration>
    <meta:editing-cycles>4</meta:editing-cycles>
    <meta:generator>LibreOffice/6.2.3.2$Windows_X86_64 LibreOffice_project/aecc05fe267cc68dde00352a451aa867b3b546ac</meta:generator>
    <meta:creation-date>2020-03-25T17:05:15.815000000</meta:creation-date>
    <dc:date>2020-03-29T21:33:02.244000000</dc:date>
    <meta:document-statistic meta:table-count="1" meta:cell-count="1365" meta:object-count="0"/>
  </office:meta>
</office:document-meta>
</file>